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3.556cm" svg:x="6.588cm" svg:y="8.874cm">
          <text:p text:style-name="P1">play</text:p>
        </draw:rect>
        <draw:rect draw:style-name="gr1" draw:text-style-name="P1" draw:layer="layout" svg:width="5.715cm" svg:height="3.048cm" svg:x="14.335cm" svg:y="16.367cm">
          <text:p text:style-name="P1">findBones</text:p>
        </draw:rect>
        <draw:rect draw:style-name="gr1" draw:text-style-name="P1" draw:layer="layout" svg:width="5.715cm" svg:height="3.048cm" svg:x="7.604cm" svg:y="20.431cm">
          <text:p text:style-name="P1">buryBones</text:p>
        </draw:rect>
        <draw:rect draw:style-name="gr1" draw:text-style-name="P1" draw:layer="layout" svg:width="5.715cm" svg:height="3.048cm" svg:x="1.508cm" svg:y="16.367cm">
          <text:p text:style-name="P1">clearYard</text:p>
        </draw:rect>
        <draw:line draw:style-name="gr2" draw:text-style-name="P1" draw:layer="layout" svg:x1="4.556cm" svg:y1="16.748cm" svg:x2="6.715cm" svg:y2="12.176cm">
          <text:p/>
        </draw:line>
        <draw:line draw:style-name="gr2" draw:text-style-name="P1" draw:layer="layout" svg:x1="9.89cm" svg:y1="20.304cm" svg:x2="9.763cm" svg:y2="12.684cm">
          <text:p/>
        </draw:line>
        <draw:line draw:style-name="gr2" draw:text-style-name="P1" draw:layer="layout" svg:x1="16.494cm" svg:y1="16.494cm" svg:x2="12.557cm" svg:y2="12.303cm">
          <text:p/>
        </draw:line>
        <draw:rect draw:style-name="gr1" draw:text-style-name="P1" draw:layer="layout" svg:width="5.842cm" svg:height="2.794cm" svg:x="7.096cm" svg:y="1.762cm">
          <text:p text:style-name="P1">Main</text:p>
        </draw:rect>
        <draw:line draw:style-name="gr2" draw:text-style-name="P1" draw:layer="layout" svg:x1="9.763cm" svg:y1="9.001cm" svg:x2="9.763cm" svg:y2="4.429cm">
          <text:p/>
        </draw:line>
        <draw:rect draw:style-name="gr1" draw:text-style-name="P1" draw:layer="layout" svg:width="3.302cm" svg:height="1.524cm" svg:x="13.319cm" svg:y="2.27cm">
          <text:p text:style-name="P1">Cookie 2</text:p>
        </draw:rect>
        <draw:rect draw:style-name="gr1" draw:text-style-name="P1" draw:layer="layout" svg:width="4.572cm" svg:height="1.524cm" svg:x="1.381cm" svg:y="9.255cm">
          <text:p text:style-name="P1">BoneGam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 Gaither</meta:initial-creator>
    <meta:creation-date>2014-04-28T13:54:45</meta:creation-date>
    <dc:date>2014-04-30T09:11:45</dc:date>
    <dc:creator>Brent Gaither</dc:creator>
    <meta:editing-duration>P1DT19H17M7S</meta:editing-duration>
    <meta:editing-cycles>2</meta:editing-cycles>
    <meta:generator>OpenOffice.org/3.4$Unix OpenOffice.org_project/340m1$Build-9590</meta:generator>
    <meta:document-statistic meta:object-count="11"/>
  </office:meta>
</office:document-meta>
</file>